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f88" officeooo:paragraph-rsid="00081f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Www.kazoit.com/" text:style-name="Internet_20_link" text:visited-style-name="Visited_20_Internet_20_Link">Www.kazoit.com</text:a></text:p>
      <text:p text:style-name="P1"/>
      <text:p text:style-name="P1">1. for the coding for kids – for course on Robotics where kids need gadgets to follow through. They can either source the materials needed for a particular project themselves or buy it from us and we will ship it to them</text:p>
      <text:p text:style-name="P1">2. For computer repairs also, where a particular tool or gadget is needed, students can go and buy them or buy from u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22:32:16.880350288</meta:creation-date>
    <dc:date>2022-08-26T22:35:42.554248535</dc:date>
    <meta:editing-duration>PT3M28S</meta:editing-duration>
    <meta:editing-cycles>1</meta:editing-cycles>
    <meta:document-statistic meta:table-count="0" meta:image-count="0" meta:object-count="0" meta:page-count="1" meta:paragraph-count="3" meta:word-count="65" meta:character-count="352" meta:non-whitespace-character-count="289"/>
    <meta:generator>LibreOffice/6.4.7.2$Linux_X86_64 LibreOffice_project/40$Build-2</meta:generator>
  </office:meta>
</office:document-meta>
</file>